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0c7e" officeooo:paragraph-rsid="00040c7e"/>
    </style:style>
    <style:style style:name="T1" style:family="text">
      <style:text-properties fo:language="de" fo:country="DE" officeooo:rsid="0008f7f7"/>
    </style:style>
    <style:style style:name="T2" style:family="text">
      <style:text-properties fo:language="ru" fo:country="RU" officeooo:rsid="0005d4ad"/>
    </style:style>
    <style:style style:name="T3" style:family="text">
      <style:text-properties fo:language="ru" fo:country="RU" officeooo:rsid="00072aec"/>
    </style:style>
    <style:style style:name="T4" style:family="text">
      <style:text-properties fo:language="ru" fo:country="RU" officeooo:rsid="0008f7f7"/>
    </style:style>
    <style:style style:name="T5" style:family="text">
      <style:text-properties fo:language="en" fo:country="US" officeooo:rsid="0005d4ad"/>
    </style:style>
    <style:style style:name="T6" style:family="text">
      <style:text-properties fo:language="en" fo:country="US" officeooo:rsid="00072aec"/>
    </style:style>
    <style:style style:name="T7" style:family="text">
      <style:text-properties fo:language="en" fo:country="US" officeooo:rsid="0008f7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span text:style-name="T2">Сделать <text:s text:c="2"/>на страничке с </text:span><text:span text:style-name="T5">more <text:s/>information</text:span><text:span text:style-name="T2"> <text:s/>ещё одну страничку </text:span><text:span text:style-name="T3"><text:s/>при нажатии на</text:span><text:span text:style-name="T6"> <text:s/>more info_ </text:span><text:span text:style-name="T5"><text:s/></text:span><text:span text:style-name="T2">в центра видео </text:span><text:span text:style-name="T4">с постером</text:span><text:span text:style-name="T2">, сбоку аудио </text:span><text:span text:style-name="T4">вместо табличек. Сбоку название </text:span><text:span text:style-name="T7">Parrot <text:s/></text:span><text:span text:style-name="T4">кнопка назд.</text:span></text:p>
      <text:p text:style-name="P1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6-01T13:51:04.132000000</dc:date>
    <meta:editing-duration>PT50S</meta:editing-duration>
    <meta:editing-cycles>3</meta:editing-cycles>
    <meta:document-statistic meta:table-count="0" meta:image-count="0" meta:object-count="0" meta:page-count="1" meta:paragraph-count="1" meta:word-count="28" meta:character-count="185" meta:non-whitespace-character-count="150"/>
  </office:meta>
</office:document-meta>
</file>